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Done?</text:p>
          </table:table-cell>
          <table:table-cell table:number-columns-repeated="4"/>
          <table:table-cell office:value-type="string" calcext:value-type="string">
            <text:p>Work:</text:p>
          </table:table-cell>
          <table:table-cell/>
        </table:table-row>
        <table:table-row table:style-name="ro2">
          <table:table-cell office:value-type="string" calcext:value-type="string">
            <text:p>Remaining functions in basicoperations.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2]=&quot;x&quot;;[.B2];0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n practically copy it</text:p>
          </table:table-cell>
        </table:table-row>
        <table:table-row table:style-name="ro1">
          <table:table-cell office:value-type="string" calcext:value-type="string">
            <text:p>Bergman fan from fl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3]=&quot;x&quot;;[.B3];0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mall adjustments, some renaming</text:p>
          </table:table-cell>
        </table:table-row>
        <table:table-row table:style-name="ro2">
          <table:table-cell office:value-type="string" calcext:value-type="string">
            <text:p>cdd_helper_func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4]=&quot;x&quot;;[.B4];0)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gnificant change</text:p>
          </table:table-cell>
        </table:table-row>
        <table:table-row table:style-name="ro1">
          <table:table-cell office:value-type="string" calcext:value-type="string">
            <text:p>coar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5]=&quot;x&quot;;[.B5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lexif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6]=&quot;x&quot;;[.B6];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evance:</text:p>
          </table:table-cell>
          <table:table-cell/>
        </table:table-row>
        <table:table-row table:style-name="ro2">
          <table:table-cell office:value-type="string" calcext:value-type="string">
            <text:p>create_curves.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7]=&quot;x&quot;;[.B7];0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content</text:p>
          </table:table-cell>
        </table:table-row>
        <table:table-row table:style-name="ro1">
          <table:table-cell office:value-type="string" calcext:value-type="string">
            <text:p>diagonal_function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]=&quot;x&quot;;[.B8];0)" office:value-type="float" office:value="0" calcext:value-type="float">
            <text:p>0</text:p>
          </table:table-cell>
          <table:table-cell office:value-type="string" calcext:value-type="string">
            <text:p>WE DONT DO THIS, INSTEA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uld be done for presentation, can do without</text:p>
          </table:table-cell>
        </table:table-row>
        <table:table-row table:style-name="ro1">
          <table:table-cell office:value-type="string" calcext:value-type="string">
            <text:p>fan_diag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9]=&quot;x&quot;;[.B9];0)" office:value-type="float" office:value="1" calcext:value-type="float">
            <text:p>1</text:p>
          </table:table-cell>
          <table:table-cell office:value-type="string" calcext:value-type="string">
            <text:p><text:s text:c="3"/>DO MATROID_FLAT FUNCTIONS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ssential features, should work on presentation</text:p>
          </table:table-cell>
        </table:table-row>
        <table:table-row table:style-name="ro1">
          <table:table-cell office:value-type="string" calcext:value-type="string">
            <text:p>piecewise_divi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0]=&quot;x&quot;;[.B10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_vis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1]=&quot;x&quot;;[.B11];0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ycles (need evaluation stuff) (DEPRECATED?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2]=&quot;x&quot;;[.B12];0)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ombinator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3]=&quot;x&quot;;[.B1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ction (rec fan and degre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4]=&quot;x&quot;;[.B1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B1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_smoo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]=&quot;x&quot;;[.B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_cycle_equ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7]=&quot;x&quot;;[.B17];0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ines_in_cubic stu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8]=&quot;x&quot;;[.B1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B19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od_from_f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20]=&quot;x&quot;;[.B20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kowsi_interse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1]=&quot;x&quot;;[.B21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uli_local (needs pruefer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B2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 morphis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3]=&quot;x&quot;;[.B2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 arithmetic and composi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4]=&quot;x&quot;;[.B2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lbac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5]=&quot;x&quot;;[.B2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_spe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6]=&quot;x&quot;;[.B26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uefer.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7]=&quot;x&quot;;[.B2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clas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8]=&quot;x&quot;;[.B2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ing_func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29]=&quot;x&quot;;[.B29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pical cu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30]=&quot;x&quot;;[.B30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_rays / triangu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31]=&quot;x&quot;;[.B31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formula="of:=SUM([.B2:.B31])" office:value-type="float" office:value="49" calcext:value-type="float">
            <text:p>49</text:p>
          </table:table-cell>
          <table:table-cell table:style-name="ce1" office:value-type="string" calcext:value-type="string">
            <text:p>Done:</text:p>
          </table:table-cell>
          <table:table-cell table:style-name="ce2" table:formula="of:= [.E32]/[.B32]" office:value-type="percentage" office:value="0.938775510204082" calcext:value-type="percentage">
            <text:p>94%</text:p>
          </table:table-cell>
          <table:table-cell table:formula="of:=SUM([.E2:.E31])" office:value-type="float" office:value="46" calcext:value-type="float">
            <text:p>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0000-00-00T11:07:34.680310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02:08.105170499</meta:creation-date>
    <dc:date>2015-05-05T12:41:14.708415402</dc:date>
    <meta:editing-duration>P2DT1H13M32S</meta:editing-duration>
    <meta:editing-cycles>21</meta:editing-cycles>
    <meta:generator>LibreOffice/4.1.6.2$Linux_X86_64 LibreOffice_project/410m0$Build-2</meta:generator>
    <meta:document-statistic meta:table-count="1" meta:cell-count="172" meta:object-count="0"/>
  </office:meta>
</office:document-meta>
</file>